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라핀</text:p>
          </table:table-cell>
          <table:table-cell table:style-name="ce8" office:value-type="string" calcext:value-type="string">
            <text:p>LAPIN</text:p>
          </table:table-cell>
          <table:table-cell table:style-name="ce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2D 정밀 플랫포머</text:p>
          </table:table-cell>
          <table:table-cell table:number-columns-repeated="2" table:style-name="ce8" office:value-type="string" calcext:value-type="string">
            <text:p>Studio Doodal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ldTail</text:p>
          </table:table-cell>
          <table:table-cell table:style-name="ce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3인칭 액션</text:p>
          </table:table-cell>
          <table:table-cell table:number-columns-repeated="2" table:style-name="ce8" office:value-type="string" calcext:value-type="string">
            <text:p>BK dddDang</text:p>
          </table:table-cell>
          <table:table-cell table:style-name="ce33"/>
          <table:table-cell table:style-name="ce35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VERTURN</text:p>
          </table:table-cell>
          <table:table-cell table:style-name="ce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FMS, 액션 퍼즐, 어드벤처</text:p>
          </table:table-cell>
          <table:table-cell table:style-name="ce8" office:value-type="string" calcext:value-type="string">
            <text:p>STUDIO HG</text:p>
          </table:table-cell>
          <table:table-cell table:style-name="ce8" office:value-type="string" calcext:value-type="string">
            <text:p>YJM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5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7:list.C88" table:on-update-keep-styles="true" table:on-update-keep-size="false"/>
        <table:database-range table:name="__Anonymous_Sheet_DB__0" table:target-range-address="list.B2:list.H1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00/00/00</text:date>, <text:time style:data-style-name="N2" text:time-value="08:40:38.29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6T08:54:29.533000000</dc:date>
    <meta:editing-duration>PT11H2M36S</meta:editing-duration>
    <meta:editing-cycles>256</meta:editing-cycles>
    <meta:document-statistic meta:table-count="1" meta:cell-count="80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